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ummary Use Cases</text:p>
      <text:p text:style-name="Standard"><text:tab/>Admin/owner</text:p>
      <text:list xml:id="list1080709220737557193" text:style-name="L1">
        <text:list-item>
          <text:list>
            <text:list-item>
              <text:list>
                <text:list-item>
                  <text:p text:style-name="P1">Administrator logs into the system has a few options, one of which is to promote/demote managers in the system and bump up their access level in the program. amm215</text:p>
                </text:list-item>
                <text:list-item>
                  <text:p text:style-name="P1">The other major use case for the administrator is to add people to the system, add new employees as well as be the only one to have access to review and/or change personal information about employees in the system. (presonal information will be seen in a employees profile but will not necessarily be updateable) amm215</text:p>
                </text:list-item>
              </text:list>
            </text:list-item>
          </text:list>
        </text:list-item>
      </text:list>
      <text:p text:style-name="Standard"/>
      <text:p text:style-name="Standard">Fully Dressed Use Cases</text:p>
      <text:list xml:id="list4298788683503538027" text:style-name="L2">
        <text:list-item>
          <text:list>
            <text:list-item>
              <text:p text:style-name="P2">Administrators will have full access over all other employees of the system, being able to add and remove employees as well as promote and demote people to managers. Personal records in the system will be managed and overseen by the administrator, personal information that is not necessarily available for everyone to see like presonal address, passwords, possibly payroll information would only be accessable by the administrator or the person the info belongs to. amm215</text:p>
            </text:list-item>
          </text:list>
        </text:list-item>
      </text:list>
      <text:p text:style-name="Standard"/>
      <text:p text:style-name="Standard">Glossary</text:p>
      <text:list xml:id="list625893218588499557" text:style-name="L3">
        <text:list-item>
          <text:list>
            <text:list-item>
              <text:p text:style-name="P3">Controller</text:p>
            </text:list-item>
            <text:list-item>
              <text:p text:style-name="P3">Owners</text:p>
            </text:list-item>
            <text:list-item>
              <text:p text:style-name="P3">Workers</text:p>
            </text:list-item>
            <text:list-item>
              <text:p text:style-name="P3">Managers</text:p>
            </text:list-item>
            <text:list-item>
              <text:p text:style-name="P3">Requests</text:p>
            </text:list-item>
            <text:list-item>
              <text:p text:style-name="P3">Shift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8M48S</meta:editing-duration>
    <meta:editing-cycles>4</meta:editing-cycles>
    <meta:generator>OpenOffice/4.0.0$Win32 OpenOffice.org_project/400m3$Build-9702</meta:generator>
    <dc:date>2014-10-11T14:30:08.92</dc:date>
    <dc:creator>Andrew Magnus</dc:creator>
    <meta:document-statistic meta:table-count="0" meta:image-count="0" meta:object-count="0" meta:page-count="1" meta:paragraph-count="13" meta:word-count="182" meta:character-count="1071"/>
    <meta:user-defined meta:name="Info 1"/>
    <meta:user-defined meta:name="Info 2"/>
    <meta:user-defined meta:name="Info 3"/>
    <meta:user-defined meta:name="Info 4"/>
  </office:meta>
</office:document-meta>
</file>